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ahoma1" svg:font-family="Tahoma"/>
    <style:font-face style:name="Verdana" svg:font-family="Verdana, Arial, Helvetic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1"/>
    </style:style>
    <style:style style:name="P2" style:family="paragraph" style:parent-style-name="Text_20_body">
      <style:text-properties style:font-name="Arial1" fo:language="en" fo:country="GB"/>
    </style:style>
    <style:style style:name="P3" style:family="paragraph" style:parent-style-name="Text_20_body" style:list-style-name="L1">
      <style:paragraph-properties fo:margin-top="0cm" fo:margin-bottom="0cm" fo:line-height="100%"/>
      <style:text-properties style:font-name="Arial1"/>
    </style:style>
    <style:style style:name="P4" style:family="paragraph" style:parent-style-name="Text_20_body" style:list-style-name="L1">
      <style:paragraph-properties fo:margin-top="0cm" fo:margin-bottom="0cm" fo:line-height="100%"/>
    </style:style>
    <style:style style:name="P5" style:family="paragraph" style:parent-style-name="Heading_20_3">
      <style:text-properties fo:color="#330099" style:font-name="Verdana"/>
    </style:style>
    <style:style style:name="P6" style:family="paragraph" style:parent-style-name="Heading_20_3">
      <style:text-properties fo:color="#330099" style:font-name="Verdana" fo:language="en" fo:country="GB"/>
    </style:style>
    <style:style style:name="T1" style:family="text">
      <style:text-properties style:font-name="Arial1"/>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z http://www.compeng.dit.ie/staff/tscarff/DMA/dma.htm</text:h>
      <text:h text:style-name="P5" text:outline-level="3"/>
      <text:h text:style-name="P5" text:outline-level="3"/>
      <text:h text:style-name="P5" text:outline-level="3">DMA Block Transfer</text:h>
      <text:p text:style-name="Text_20_body"><draw:frame draw:style-name="fr1" draw:name="obrázky1" text:anchor-type="as-char" svg:y="-9.208cm" svg:width="17.092cm" svg:height="9.208cm" draw:z-index="0"><draw:image xlink:href="http://www.compeng.dit.ie/staff/tscarff/DMA/dma_list.gif" xlink:type="simple" xlink:show="embed" xlink:actuate="onLoad"/></draw:frame></text:p>
      <text:p text:style-name="P1">During a block input byte transfer, the following sequence occurs as the data byte is sent from the interface to the memory:</text:p>
      <text:list xml:id="list42119047" text:style-name="L1">
        <text:list-item>
          <text:p text:style-name="P3">The interface sends the DMA controller a request for DMA service. </text:p>
        </text:list-item>
        <text:list-item>
          <text:p text:style-name="P3">A Bus request is made to the HOLD pin (active High) on the 8086 microprocessor  and the controller gains control of the bus. </text:p>
        </text:list-item>
        <text:list-item>
          <text:p text:style-name="P3">A Bus grant is returned to the DMA controller from the Hold Acknowledge (HLDA) pin (active High) on the 8086 microprocessor. </text:p>
        </text:list-item>
        <text:list-item>
          <text:p text:style-name="P3">The  DMA controller places contents of the address register onto the address bus. </text:p>
        </text:list-item>
        <text:list-item>
          <text:p text:style-name="P3">The controller sends the interface a DMA acknowledgment, which tells the interface to put data on the data bus. (For an output it signals the interface to latch the next data placed on the bus.) </text:p>
        </text:list-item>
        <text:list-item>
          <text:p text:style-name="P3">The data byte is transferred to the memory location indicated by the address bus. </text:p>
        </text:list-item>
        <text:list-item>
          <text:p text:style-name="P3">The interface latches the data. </text:p>
        </text:list-item>
        <text:list-item>
          <text:p text:style-name="P3">The Bus request is dropped, the HOLD pin goes Low, and the controller relinquishes the bus. </text:p>
        </text:list-item>
        <text:list-item>
          <text:p text:style-name="P3">The Bus grant from the 8086 microprocessor is dropped and the HLDA pin goes Low. </text:p>
        </text:list-item>
        <text:list-item>
          <text:p text:style-name="P3">The address register is incremented by 1. </text:p>
        </text:list-item>
        <text:list-item>
          <text:p text:style-name="P3">The byte count is decremented by 1. </text:p>
        </text:list-item>
        <text:list-item>
          <text:p text:style-name="P4"><text:span text:style-name="T1">If the byte count is non-zero, return to step 1, otherwise stop. </text:span></text:p>
        </text:list-item>
      </text:list>
      <text:h text:style-name="P6" text:outline-level="3"/>
      <text:h text:style-name="P6" text:outline-level="3">Direct Memory Access Controller (DMAC) options for data transfer</text:h>
      <text:p text:style-name="P2">The DMA Controller has several options available for the transfer of data. They are:</text:p>
      <text:p text:style-name="P2">1) Cycle Steal:</text:p>
      <text:p text:style-name="P2">A read or write signal is generated by the DMAC, and the I/O device either generates or latches the data. The DMAC effectively steals cycles from the processor in order to transfer the byte, so single <text:soft-page-break/>byte transfer is also known as cycle stealing.</text:p>
      <text:p text:style-name="P2">2) Burst Transfer:</text:p>
      <text:p text:style-name="P2">To achieve block transfers, some DMAC's incorporate an automatic sequencing of the value presented on the address bus. A register is used as a byte count, being decremented for each byte transfer, and upon the byte count reaching zero, the DMAC will release the bus. When the DMAC operates in burst mode, the CPU is halted for the duration of the data transfer.</text:p>
      <text:p text:style-name="P2">3) Hidden DMA:</text:p>
      <text:p text:style-name="P2">It is possible to perform hidden DMA, which is transparent to the normal operation of the CPU. In other words, the bus is grabbed by the DMAC when the processor is not using it. The DMAC monitors the execution of the processor, and when it recognises the processor executing an instruction which has sufficient empty clock cycles to perform a byte transfer, it waits till the processor is decoding the op code, then grabs the bus during this time.  The processor is not slowed down, but continues processing normally. Naturally, the data transfer by the DMAC must be completed before the processor star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ahoma1" svg:font-family="Tahoma"/>
    <style:font-face style:name="Verdana" svg:font-family="Verdana, Arial, Helvetic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556cm" fo:margin-bottom="0.515cm" fo:margin-left="1.27cm" fo:margin-right="0.94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8-28T22:00:22.19</meta:creation-date>
    <meta:print-date>2010-08-28T22:03:50.41</meta:print-date>
    <meta:document-statistic meta:table-count="0" meta:image-count="1" meta:object-count="0" meta:page-count="2" meta:paragraph-count="24" meta:word-count="460" meta:character-count="2653"/>
    <dc:date>2010-08-28T22:05:13.93</dc:date>
    <meta:editing-duration>PT00H04M57S</meta:editing-duration>
    <meta:editing-cycles>1</meta:editing-cycles>
    <meta:generator>OpenOffice.org/3.1$Win32 OpenOffice.org_project/310m19$Build-9420</meta:generator>
  </office:meta>
</office:document-meta>
</file>